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e8" officeooo:paragraph-rsid="0019bce8"/>
    </style:style>
    <style:style style:name="P2" style:family="paragraph" style:parent-style-name="Standard">
      <style:text-properties officeooo:rsid="001c56b9" officeooo:paragraph-rsid="001c56b9"/>
    </style:style>
    <style:style style:name="P3" style:family="paragraph" style:parent-style-name="Standard">
      <style:text-properties style:font-name="sans-serif" fo:font-size="12pt"/>
    </style:style>
    <style:style style:name="P4" style:family="paragraph" style:parent-style-name="Standard">
      <style:text-properties style:font-name="sans-serif" fo:font-size="12pt" officeooo:paragraph-rsid="0019bce8"/>
    </style:style>
    <style:style style:name="P5" style:family="paragraph" style:parent-style-name="Standard">
      <style:text-properties style:font-name="sans-serif" fo:font-size="12pt" officeooo:paragraph-rsid="001db62f"/>
    </style:style>
    <style:style style:name="P6" style:family="paragraph" style:parent-style-name="Standard">
      <style:text-properties style:font-name="sans-serif" fo:font-size="12pt" officeooo:rsid="001f7529" officeooo:paragraph-rsid="001f7529"/>
    </style:style>
    <style:style style:name="P7" style:family="paragraph" style:parent-style-name="Standard" style:list-style-name="L1">
      <style:text-properties style:font-name="sans-serif" fo:font-size="12pt" officeooo:rsid="001f7529" officeooo:paragraph-rsid="001f7529"/>
    </style:style>
    <style:style style:name="P8" style:family="paragraph" style:parent-style-name="Standard" style:list-style-name="L1">
      <style:text-properties officeooo:paragraph-rsid="001f7529"/>
    </style:style>
    <style:style style:name="T1" style:family="text">
      <style:text-properties officeooo:rsid="0019bce8"/>
    </style:style>
    <style:style style:name="T2" style:family="text">
      <style:text-properties officeooo:rsid="001db62f"/>
    </style:style>
    <style:style style:name="T3" style:family="text">
      <style:text-properties officeooo:rsid="001f7529"/>
    </style:style>
    <style:style style:name="T4" style:family="text">
      <style:text-properties style:font-name="sans-serif" fo:font-size="12pt" officeooo:rsid="001f7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. </text:span><text:bookmark-start text:name="__DdeLink__24_1221127225"/><text:span text:style-name="T1">Requête</text:span><text:bookmark-end text:name="__DdeLink__24_1221127225"/><text:span text:style-name="T1"> </text:span>: GET <text:s/>/<text:span text:style-name="T2">command/ </text:span><text:s/><text:span text:style-name="T2">Pas de donnée.</text:span></text:p>
      <text:p text:style-name="P5"><text:span text:style-name="T1"><text:s text:c="4"/>Requête: PUT</text:span></text:p>
      <text:p text:style-name="P5"/>
      <text:p text:style-name="P5"/>
      <text:p text:style-name="P6">Reponse : </text:p>
      <text:list xml:id="list8269884046112324324" text:style-name="L1">
        <text:list-item>
          <text:p text:style-name="P7">cas non initialisé/pas de server</text:p>
          <text:p text:style-name="P7">Status 404 (not found)</text:p>
          <text:p text:style-name="P7"/>
        </text:list-item>
        <text:list-item>
          <text:p text:style-name="P8"><text:span text:style-name="T4">Cas normal</text:span></text:p>
        </text:list-item>
      </text:list>
      <text:p text:style-name="P5"><text:tab/>(a) Status 200 (=OK)</text:p>
      <text:p text:style-name="P5"><text:tab/><text:span text:style-name="T3">(b) Pas de donnée.</text:span></text:p>
      <text:p text:style-name="P1"/>
      <text:p text:style-name="P1"/>
      <text:p text:style-name="P1"/>
      <text:p text:style-name="P1"/>
      <text:p text:style-name="P1"/>
      <text:p text:style-name="P1">Commande put :</text:p>
      <text:p text:style-name="P1"/>
      <text:p text:style-name="P2"><text:bookmark-start text:name="__DdeLink__21_1221127225"/><text:bookmark-end text:name="__DdeLink__21_1221127225"/>{</text:p>
      <text:p text:style-name="P2"><text:tab/>"$schema": "http://json-schema.org/draft-04/schema#",</text:p>
      <text:p text:style-name="P2"><text:tab/>"type": "object",</text:p>
      <text:p text:style-name="P2"><text:tab/>"properties": {</text:p>
      <text:p text:style-name="P2"><text:tab/><text:tab/>"characterSender": {</text:p>
      <text:p text:style-name="P2"><text:tab/><text:tab/><text:tab/>"description": "The character sending this command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,</text:p>
      <text:p text:style-name="P2"><text:tab/><text:tab/>"CommandCategory": {</text:p>
      <text:p text:style-name="P2"><text:tab/><text:tab/><text:tab/>"description": "The category of the command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,</text:p>
      <text:p text:style-name="P2"><text:tab/><text:tab/>"PowerShot": {</text:p>
      <text:p text:style-name="P2"><text:tab/><text:tab/><text:tab/>"description": "Power of the shot",</text:p>
      <text:p text:style-name="P2"><text:tab/><text:tab/><text:tab/>"type": "integer",</text:p>
      <text:p text:style-name="P2"><text:tab/><text:tab/><text:tab/>"minimum": 0,</text:p>
      <text:p text:style-name="P2"><text:tab/><text:tab/><text:tab/>"default": 10</text:p>
      <text:p text:style-name="P2"><text:tab/><text:tab/>},</text:p>
      <text:p text:style-name="P2"><text:tab/><text:tab/>"Ymove": {</text:p>
      <text:p text:style-name="P2"><text:tab/><text:tab/><text:tab/>"description": "Ymove for command move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,</text:p>
      <text:p text:style-name="P2"><text:tab/><text:tab/>"Xmove": {</text:p>
      <text:p text:style-name="P2"><text:tab/><text:tab/><text:tab/>"description": "Xmove for command move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,</text:p>
      <text:p text:style-name="P2"><text:soft-page-break/><text:tab/><text:tab/>"Direction": {</text:p>
      <text:p text:style-name="P2"><text:tab/><text:tab/><text:tab/>"description": "Direction for command direction",</text:p>
      <text:p text:style-name="P2"><text:tab/><text:tab/><text:tab/>"type": "integer",</text:p>
      <text:p text:style-name="P2"><text:tab/><text:tab/><text:tab/>"minimum": 0,</text:p>
      <text:p text:style-name="P2"><text:tab/><text:tab/><text:tab/>"default": 0</text:p>
      <text:p text:style-name="P2"><text:tab/><text:tab/>}</text:p>
      <text:p text:style-name="P2"><text:tab/>},</text:p>
      <text:p text:style-name="P2"><text:tab/>"required": ["characterSender", "CommandCategory"],</text:p>
      <text:p text:style-name="P2"><text:tab/>"dependencies": {</text:p>
      <text:p text:style-name="P2"><text:tab/><text:tab/>"power": {</text:p>
      <text:p text:style-name="P2"><text:tab/><text:tab/> <text:s/>"properties": {</text:p>
      <text:p text:style-name="P2"><text:tab/><text:tab/> <text:s/><text:tab/><text:tab/>"CommandCategory": {"integer": 500}</text:p>
      <text:p text:style-name="P2"><text:tab/><text:tab/><text:tab/>}</text:p>
      <text:p text:style-name="P2"><text:tab/><text:tab/>},</text:p>
      <text:p text:style-name="P2"><text:tab/><text:tab/>"Xmove": {</text:p>
      <text:p text:style-name="P2"><text:tab/><text:tab/><text:tab/>"properties": {</text:p>
      <text:p text:style-name="P2"><text:tab/><text:tab/><text:tab/><text:tab/>"CommandCategory": {"integer": 300}</text:p>
      <text:p text:style-name="P2"><text:tab/><text:tab/><text:tab/>}</text:p>
      <text:p text:style-name="P2"><text:tab/><text:tab/>},</text:p>
      <text:p text:style-name="P2"><text:tab/><text:tab/>"Ymove": {</text:p>
      <text:p text:style-name="P2"><text:tab/><text:tab/><text:tab/>"properties": {</text:p>
      <text:p text:style-name="P2"><text:tab/><text:tab/><text:tab/><text:tab/>"CommandCategory": {"integer": 300}</text:p>
      <text:p text:style-name="P2"><text:tab/><text:tab/><text:tab/>}</text:p>
      <text:p text:style-name="P2"><text:tab/><text:tab/>},</text:p>
      <text:p text:style-name="P2"><text:tab/><text:tab/>"Direction": {</text:p>
      <text:p text:style-name="P2"><text:tab/><text:tab/><text:tab/>"properties": {</text:p>
      <text:p text:style-name="P2"><text:tab/><text:tab/><text:tab/><text:tab/>"CommandCategory": {"integer": 400}</text:p>
      <text:p text:style-name="P2"><text:tab/><text:tab/><text:tab/>}</text:p>
      <text:p text:style-name="P2"><text:s text:c="8"/><text:tab/><text:tab/>}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4:15:59.656071117</meta:creation-date>
    <dc:date>2016-12-05T15:19:53.457394740</dc:date>
    <meta:editing-duration>PT12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75" meta:word-count="175" meta:character-count="1393" meta:non-whitespace-character-count="1117"/>
  </office:meta>
</office:document-meta>
</file>